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" svg:font-family="'Alegreya Sans'"/>
    <style:font-face style:name="Arial" svg:font-family="Arial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4.6pt"/>
    </style:style>
    <style:style style:name="co3" style:family="table-column">
      <style:table-column-properties fo:break-before="auto" style:column-width="139.6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177.11pt"/>
    </style:style>
    <style:style style:name="co6" style:family="table-column">
      <style:table-column-properties fo:break-before="auto" style:column-width="164.61pt"/>
    </style:style>
    <style:style style:name="co7" style:family="table-column">
      <style:table-column-properties fo:break-before="auto" style:column-width="138.19pt"/>
    </style:style>
    <style:style style:name="co8" style:family="table-column">
      <style:table-column-properties fo:break-before="auto" style:column-width="122.26pt"/>
    </style:style>
    <style:style style:name="co9" style:family="table-column">
      <style:table-column-properties fo:break-before="auto" style:column-width="264.61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bt_20_Summaries">
      <style:table-properties table:display="true" style:writing-mode="lr-tb"/>
    </style:style>
    <style:style style:name="ta3" style:family="table" style:master-page-name="PageStyle_5f_deleted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89]))&gt;0)" style:apply-style-name="ConditionalStyle_5f_1" style:base-cell-address="Dashboard.C89"/>
    </style:style>
    <style:style style:name="ce35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efefe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43" style:family="table-cell" style:parent-style-name="Default" style:data-style-name="N128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 style:data-style-name="N128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89]))&gt;0)" style:apply-style-name="ConditionalStyle_5f_1" style:base-cell-address="Dashboard.C89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5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6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  <style:map style:condition="is-true-formula(LEN(TRIM([.C89]))&gt;0)" style:apply-style-name="ConditionalStyle_5f_1" style:base-cell-address="Dashboard.C89"/>
    </style:style>
    <style:style style:name="ce6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89]))&gt;0)" style:apply-style-name="ConditionalStyle_5f_1" style:base-cell-address="Dashboard.C89"/>
    </style:style>
    <style:style style:name="ce7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6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7" style:family="table-cell" style:parent-style-name="Default" style:data-style-name="N128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4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38761d"/>
    </style:style>
    <style:style style:name="T5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990000"/>
    </style:style>
    <style:style style:name="T6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7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8" style:family="text">
      <style:text-properties style:font-name="Alegreya Sans" style:font-weight-complex="normal" style:font-weight-asian="normal" style:font-size-complex="12pt" style:font-size-asian="12pt" style:font-name-complex="Alegreya Sans" style:text-position="0% 100%" fo:color="#000000" style:text-outline="false" style:text-line-through-type="none" style:text-underline-style="none" style:text-underline-color="font-color" fo:font-weight="normal" fo:font-size="12pt" fo:text-shadow="none" fo:font-style="italic" style:font-style-asian="italic" style:font-style-complex="italic"/>
    </style:style>
    <style:style style:name="T9" style:family="text">
      <style:text-properties fo:font-style="normal" style:font-weight-complex="normal" style:font-weight-asian="normal" style:font-size-complex="10pt" style:font-size-asian="10pt" style:font-name-complex="Roboto Mono" fo:text-shadow="none" fo:font-weight="normal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/>
    </style:style>
    <style:style style:name="T10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asian="bold" fo:font-weight="bold" style:font-weight-complex="bold"/>
    </style:style>
    <style:style style:name="T11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complex="normal" fo:font-weight="normal" style:font-weight-asian="normal"/>
    </style:style>
    <style:style style:name="T12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bold" style:font-weight-asian="bold" style:font-weight-complex="bold"/>
    </style:style>
    <style:style style:name="T13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normal" style:font-weight-complex="normal" style:font-weight-asian="normal"/>
    </style:style>
    <style:style style:name="T14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complex="bold" style:font-weight-asian="bold" fo:font-weight="bold"/>
    </style:style>
    <style:style style:name="T15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normal" style:font-weight-asian="normal" style:font-weight-complex="normal"/>
    </style:style>
    <style:style style:name="T16" style:family="text">
      <style:text-properties style:font-style-complex="normal" fo:color="#000000" fo:text-shadow="none" style:font-style-asian="normal" style:font-weight-complex="normal" style:font-weight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weight="normal" fo:font-size="10pt" style:font-name="Roboto Mono" style:text-position="0% 100%"/>
    </style:style>
    <style:style style:name="T17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style:font-weight-complex="bold" fo:font-weight="bold" style:font-weight-asian="bold"/>
    </style:style>
    <style:style style:name="T18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fo:font-weight="normal" style:font-weight-asian="normal" style:font-weight-complex="normal"/>
    </style:style>
    <style:style style:name="T19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fo:font-weight="bold" style:font-weight-asian="bold" style:font-weight-complex="bold"/>
    </style:style>
    <style:style style:name="T20" style:family="text">
      <style:text-properties fo:color="#000000" style:font-name="Roboto Mono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Roboto Mono" style:font-size-asian="10pt" style:font-size-complex="10pt" style:font-weight-asian="normal" style:font-weight-complex="normal" style:font-style-asian="normal" style:font-style-complex="normal"/>
    </style:style>
    <style:style style:name="T21" style:family="text">
      <style:text-properties fo:color="#000000" style:font-name="Roboto Mono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Roboto Mono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23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2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25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26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7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8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29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 text:c="2"/></text:p>
          </table:table-cell>
          <table:covered-table-cell table:number-columns-repeated="2" table:style-name="ce16"/>
          <table:table-cell table:style-name="ce35" office:value-type="string" calcext:value-type="string" table:number-columns-spanned="6" table:number-rows-spanned="1">
            <text:p>Category-specific data</text:p>
          </table:table-cell>
          <table:covered-table-cell table:number-columns-repeated="5" table:style-name="ce16"/>
          <table:table-cell table:style-name="ce73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17"/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7"/>
          <table:table-cell table:style-name="ce67" office:value-type="string" calcext:value-type="string">
            <text:p>Re-Organized</text:p>
          </table:table-cell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25" office:value-type="string" calcext:value-type="string">
            <text:p>Position</text:p>
          </table:table-cell>
          <table:table-cell table:style-name="ce36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7" office:value-type="string" calcext:value-type="string">
            <text:p><text:span text:style-name="T26">2008-2022</text:span></text:p>
          </table:table-cell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25" office:value-type="string" calcext:value-type="string">
            <text:p>Income</text:p>
          </table:table-cell>
          <table:table-cell table:style-name="ce37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68" office:value-type="string" calcext:value-type="string">
            <text:p>2008-2022</text:p>
          </table:table-cell>
          <table:table-cell table:style-name="ce74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25" office:value-type="string" calcext:value-type="string">
            <text:p>Cash Flow</text:p>
          </table:table-cell>
          <table:table-cell table:style-name="ce37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69" office:value-type="string" calcext:value-type="string">
            <text:p>not yet</text:p>
          </table:table-cell>
          <table:table-cell table:style-name="ce75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25" table:number-columns-repeated="4"/>
          <table:table-cell table:style-name="ce7"/>
          <table:table-cell table:style-name="ce2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18"/>
          <table:table-cell table:style-name="ce26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8"/>
          <table:table-cell table:style-name="ce26"/>
          <table:table-cell table:style-name="ce4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5" table:number-rows-spanned="1">
            <text:p><text:span text:style-name="T3"> </text:span><text:span text:style-name="T4">2010 2011 2012 2013 2014 </text:span><text:span text:style-name="T5">2015</text:span><text:span text:style-name="T4"> 2016 2017 2018 2019 2020 2021 2022</text:span></text:p>
          </table:table-cell>
          <table:covered-table-cell table:number-columns-repeated="4"/>
          <table:table-cell table:style-name="ce60"/>
          <table:table-cell table:style-name="ce23" table:number-columns-repeated="4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7" office:value-type="string" calcext:value-type="string" table:number-columns-spanned="5" table:number-rows-spanned="1">
            <text:p>2010 2011 2012 2013 2014 2015 2016 2017 2018 2019 2020</text:p>
          </table:table-cell>
          <table:covered-table-cell table:number-columns-repeated="4"/>
          <table:table-cell table:style-name="ce60"/>
          <table:table-cell table:style-name="ce23" table:number-columns-repeated="4"/>
          <table:table-cell table:number-columns-repeated="1012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19" office:value-type="string" calcext:value-type="string">
            <text:p>Tax year</text:p>
            <text:p>(YE 30 Jun)</text:p>
          </table:table-cell>
          <table:table-cell table:style-name="ce28" office:value-type="string" calcext:value-type="string">
            <text:p>Borrower</text:p>
          </table:table-cell>
          <table:table-cell table:style-name="ce38" office:value-type="string" calcext:value-type="string">
            <text:p>School(s)</text:p>
          </table:table-cell>
          <table:table-cell table:style-name="ce28" office:value-type="string" calcext:value-type="string">
            <text:p>Lender/Terms</text:p>
          </table:table-cell>
          <table:table-cell table:style-name="ce28" office:value-type="string" calcext:value-type="string">
            <text:p>Forgiven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Location in Financial Statement</text:p>
            <text:p>[YE/page]</text:p>
          </table:table-cell>
          <table:table-cell table:style-name="ce19" office:value-type="string" calcext:value-type="string">
            <text:p>Notes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2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29" office:value-type="string" calcext:value-type="string">
            <text:p>CDFI (Raza Development Fund)</text:p>
            <text:p>up to $5M @ 5.0%</text:p>
          </table:table-cell>
          <table:table-cell table:style-name="ce29"/>
          <table:table-cell table:style-name="ce29" office:value-type="string" calcext:value-type="string">
            <text:p><text:span text:style-name="T2">7 years interest-only</text:span></text:p>
            <text:p><text:span text:style-name="T23">(</text:span><text:span text:style-name="T24">then balloon?</text:span><text:span text:style-name="T25">)</text:span></text:p>
            <text:p><text:span text:style-name="T2">Paid off with Series 2015 bonds</text:span></text:p>
          </table:table-cell>
          <table:table-cell table:style-name="ce61" office:value-type="string" calcext:value-type="string">
            <text:p>2009/11, 2010/11, 2011/15, 2012/16. 2013/17, 2014/13, 2015/13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29" office:value-type="string" calcext:value-type="string">
            <text:p>CDFI (Raza Development Fund)</text:p>
            <text:p>up to $700K @ 5.25%</text:p>
          </table:table-cell>
          <table:table-cell table:style-name="ce30"/>
          <table:table-cell table:style-name="ce2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61" office:value-type="string" calcext:value-type="string">
            <text:p>2009/11, 2010/11, 2011/15, 2012/16, 2013/17, 2014/13, 2015/13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29" office:value-type="string" calcext:value-type="string">
            <text:p>CDFI</text:p>
            <text:p>$6.8M @5.5%</text:p>
          </table:table-cell>
          <table:table-cell table:style-name="ce29"/>
          <table:table-cell table:style-name="ce29" office:value-type="string" calcext:value-type="string">
            <text:p>7 years</text:p>
            <text:p>Paid off Aug 2015</text:p>
          </table:table-cell>
          <table:table-cell table:style-name="ce61" office:value-type="string" calcext:value-type="string">
            <text:p>2009/11, 2010/12, 2011/115,16, 2012/17, 2013/17, 2014/13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MS</text:p>
          </table:table-cell>
          <table:table-cell table:style-name="ce39" office:value-type="string" calcext:value-type="string">
            <text:p>RMS</text:p>
            <text:p>Mateo Sheedy</text:p>
          </table:table-cell>
          <table:table-cell table:style-name="ce29" office:value-type="string" calcext:value-type="string">
            <text:p>CDE Revolving Loan</text:p>
            <text:p>$200K @ 5%</text:p>
          </table:table-cell>
          <table:table-cell table:style-name="ce29"/>
          <table:table-cell table:style-name="ce54" office:value-type="date" office:date-value="2014-06-30" calcext:value-type="date">
            <text:p>30 Jun 2014</text:p>
          </table:table-cell>
          <table:table-cell table:style-name="ce61" office:value-type="string" calcext:value-type="string">
            <text:p>2009/12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SSP</text:p>
          </table:table-cell>
          <table:table-cell table:style-name="ce39" office:value-type="string" calcext:value-type="string">
            <text:p>RSSP </text:p>
            <text:p>Sí Si Puede</text:p>
          </table:table-cell>
          <table:table-cell table:style-name="ce29" office:value-type="string" calcext:value-type="string">
            <text:p>CDE Revolving Loan</text:p>
            <text:p>$200K @ 1.47%</text:p>
          </table:table-cell>
          <table:table-cell table:style-name="ce29"/>
          <table:table-cell table:style-name="ce54" office:value-type="date" office:date-value="2015-06-30" calcext:value-type="date">
            <text:p>30 Jun 2015</text:p>
          </table:table-cell>
          <table:table-cell table:style-name="ce61" office:value-type="string" calcext:value-type="string">
            <text:p>2009/12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MS</text:p>
          </table:table-cell>
          <table:table-cell table:style-name="ce39" office:value-type="string" calcext:value-type="string">
            <text:p>RMS</text:p>
            <text:p>Mateo Sheedy</text:p>
          </table:table-cell>
          <table:table-cell table:style-name="ce29" office:value-type="string" calcext:value-type="string">
            <text:p>CCSA Growth Loan</text:p>
            <text:p>$325K @ 6.5%</text:p>
          </table:table-cell>
          <table:table-cell table:style-name="ce29"/>
          <table:table-cell table:style-name="ce29" office:value-type="string" calcext:value-type="string">
            <text:p>Paid off 2010</text:p>
          </table:table-cell>
          <table:table-cell table:style-name="ce61" office:value-type="string" calcext:value-type="string">
            <text:p>2009/12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SED, later RSN</text:p>
          </table:table-cell>
          <table:table-cell table:style-name="ce7"/>
          <table:table-cell table:style-name="ce29" office:value-type="string" calcext:value-type="string">
            <text:p>Charter School Growth Fund (CSGF)</text:p>
            <text:p>$2.3M @ 4.0%</text:p>
          </table:table-cell>
          <table:table-cell table:style-name="ce29" office:value-type="string" calcext:value-type="string">
            <text:p>$2M + interest</text:p>
          </table:table-cell>
          <table:table-cell table:style-name="ce29" office:value-type="string" calcext:value-type="string">
            <text:p>$300K + interest remaining due 30 Jun 2017</text:p>
            <text:p>$250K + interest remaining due 30 Jun 2019</text:p>
          </table:table-cell>
          <table:table-cell table:style-name="ce61" office:value-type="string" calcext:value-type="string">
            <text:p>2009/12, 2011/13, 2012/15, 2013/15, 2014/11, 2015/11, 2016/11, 2017/11, 2018/11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9" office:value-type="string" calcext:value-type="string">
            <text:p>Commercial line of credit</text:p>
            <text:p>Up to $1M @ [varies with LIBOR or prime]</text:p>
          </table:table-cell>
          <table:table-cell table:style-name="ce29"/>
          <table:table-cell table:style-name="ce29" office:value-type="string" calcext:value-type="string">
            <text:p>ends 30 Nov 2009</text:p>
          </table:table-cell>
          <table:table-cell table:style-name="ce61" office:value-type="string" calcext:value-type="string">
            <text:p>2009/13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 office:value-type="float" office:value="2010" calcext:value-type="float">
            <text:p>2010</text:p>
          </table:table-cell>
          <table:table-cell table:style-name="ce2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9" office:value-type="string" calcext:value-type="string">
            <text:p>CDE Revolving Loan (3 loans)</text:p>
            <text:p>$458K @ 0.54%-3.94%</text:p>
          </table:table-cell>
          <table:table-cell table:style-name="ce29" table:number-columns-repeated="2"/>
          <table:table-cell table:style-name="ce61" office:value-type="string" calcext:value-type="string">
            <text:p>2010/11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9" office:value-type="string" calcext:value-type="string">
            <text:p>Walton</text:p>
            <text:p>$1.5M @ 4.0%</text:p>
          </table:table-cell>
          <table:table-cell table:style-name="ce29" office:value-type="string" calcext:value-type="string">
            <text:p>$1.5M + interest</text:p>
          </table:table-cell>
          <table:table-cell table:style-name="ce29" office:value-type="string" calcext:value-type="string">
            <text:p>Paid off Jun 2013</text:p>
          </table:table-cell>
          <table:table-cell table:style-name="ce61" office:value-type="string" calcext:value-type="string">
            <text:p>2010/13, 2011/14, 2012/15, 2013/15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29" office:value-type="string" calcext:value-type="string">
            <text:p>Self Help New Markets V</text:p>
            <text:p>$6.48M j@ 6.41%</text:p>
          </table:table-cell>
          <table:table-cell table:style-name="ce29"/>
          <table:table-cell table:style-name="ce29" office:value-type="string" calcext:value-type="string">
            <text:p>amortized over 25 years</text:p>
            <text:p>paid off by 19 Apr 2017</text:p>
          </table:table-cell>
          <table:table-cell table:style-name="ce61" office:value-type="string" calcext:value-type="string">
            <text:p>2010/13, 2011/16, 2012/17, 2013/17-18, 2014/13, 2015/13, 2016/12-13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 office:value-type="float" office:value="2011" calcext:value-type="float">
            <text:p>2011</text:p>
          </table:table-cell>
          <table:table-cell table:style-name="ce2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9" office:value-type="string" calcext:value-type="string">
            <text:p>CDE Revolving Loan</text:p>
            <text:p>$325K @ 0.38%</text:p>
          </table:table-cell>
          <table:table-cell table:style-name="ce29" table:number-columns-repeated="2"/>
          <table:table-cell table:style-name="ce61" office:value-type="string" calcext:value-type="string">
            <text:p>2011/15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/>
          <table:table-cell table:style-name="ce2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29" office:value-type="string" calcext:value-type="string">
            <text:p>Charter School Growth Fund</text:p>
            <text:p>$3.5M @ 4.0%</text:p>
          </table:table-cell>
          <table:table-cell table:style-name="ce29"/>
          <table:table-cell table:style-name="ce55" office:value-type="date" office:date-value="2014-06-01" calcext:value-type="date">
            <text:p>June 2014</text:p>
          </table:table-cell>
          <table:table-cell table:style-name="ce62" office:value-type="string" calcext:value-type="string">
            <text:p>2011/16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/>
          <table:table-cell table:style-name="ce2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29" office:value-type="string" calcext:value-type="string">
            <text:p>LLC4 (promissory note)</text:p>
            <text:p>$3.5M</text:p>
          </table:table-cell>
          <table:table-cell table:style-name="ce29"/>
          <table:table-cell table:style-name="ce55"/>
          <table:table-cell table:style-name="ce62" office:value-type="string" calcext:value-type="string">
            <text:p>2011/16</text:p>
          </table:table-cell>
          <table:table-cell table:style-name="ce25" office:value-type="string" calcext:value-type="string">
            <text:p>Senior note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/>
          <table:table-cell table:style-name="ce2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29" office:value-type="string" calcext:value-type="string">
            <text:p>LLC4 (promissory note)</text:p>
            <text:p>$3.0M</text:p>
          </table:table-cell>
          <table:table-cell table:style-name="ce29"/>
          <table:table-cell table:style-name="ce55"/>
          <table:table-cell table:style-name="ce62" office:value-type="string" calcext:value-type="string">
            <text:p>2011/17</text:p>
          </table:table-cell>
          <table:table-cell table:style-name="ce25" office:value-type="string" calcext:value-type="string">
            <text:p>Junior note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 office:value-type="float" office:value="2012" calcext:value-type="float">
            <text:p>2012</text:p>
          </table:table-cell>
          <table:table-cell table:style-name="ce2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29" office:value-type="string" calcext:value-type="string">
            <text:p>Series 2011A bond</text:p>
            <text:p>$9.6M @ 8.5%-9%</text:p>
          </table:table-cell>
          <table:table-cell table:style-name="ce29"/>
          <table:table-cell table:style-name="ce55" office:value-type="date" office:date-value="2041-12-01" calcext:value-type="date">
            <text:p>December 2041</text:p>
          </table:table-cell>
          <table:table-cell table:style-name="ce61" office:value-type="string" calcext:value-type="string">
            <text:p>2011/17, 2012/17, 2013/18, 2014/13-14, 2015/13, 2016/13, 2017/13, 2018/12</text:p>
          </table:table-cell>
          <table:table-cell table:style-name="ce25" table:formula="of:=CONCATENATE(&quot;Used to repay promissory notes on lines &quot;; ROW([.A24]); &quot; and &quot;; ROW([.A25]); &quot;. Subject to mandatory redemptions prior to stated maturity by Sinking Accounts Payment Fund established Dec 2018.&quot;)" office:value-type="string" office:string-value="Used to repay promissory notes on lines 24 and 25. Subject to mandatory redemptions prior to stated maturity by Sinking Accounts Payment Fund established Dec 2018." calcext:value-type="string">
            <text:p>Used to repay promissory notes on lines 24 and 25. Subject to mandatory redemptions prior to stated maturity by Sinking Accounts Payment Fund established Dec 2018.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/>
          <table:table-cell table:style-name="ce2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29" office:value-type="string" calcext:value-type="string">
            <text:p>Series 2011B bond</text:p>
            <text:p>$515K @ (8.5%-9%?)</text:p>
          </table:table-cell>
          <table:table-cell table:style-name="ce29"/>
          <table:table-cell table:style-name="ce55" office:value-type="date" office:date-value="2018-12-01" calcext:value-type="date">
            <text:p>December 2018</text:p>
          </table:table-cell>
          <table:table-cell table:style-name="ce61" office:value-type="string" calcext:value-type="string">
            <text:p>2011/17, 2012/17, 2013/18, 2014/13-14, 2015/13, 2016/13, 2017/13, 2018/12</text:p>
          </table:table-cell>
          <table:table-cell table:style-name="ce25" table:formula="of:=CONCATENATE(&quot;Used to repay promissory notes on lines &quot;; ROW([.A25]); &quot; and &quot;; ROW([.A26]); &quot;.  Subject to mandatory redemptions prior to stated maturity by Sinking Accounts Payment Fund established Dec 2013.&quot;)" office:value-type="string" office:string-value="Used to repay promissory notes on lines 25 and 26.  Subject to mandatory redemptions prior to stated maturity by Sinking Accounts Payment Fund established Dec 2013." calcext:value-type="string">
            <text:p>Used to repay promissory notes on lines 25 and 26. <text:s/>Subject to mandatory redemptions prior to stated maturity by Sinking Accounts Payment Fund established Dec 2013.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/>
          <table:table-cell table:style-name="ce2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29" office:value-type="string" calcext:value-type="string">
            <text:p><text:span text:style-name="T2">Low Income Investment Fund Sub-CDE VIII Loan (3 loans)</text:span></text:p>
            <text:p><text:span text:style-name="T7">$9.975M @ </text:span><text:span text:style-name="T22">???%</text:span></text:p>
          </table:table-cell>
          <table:table-cell table:style-name="ce29"/>
          <table:table-cell table:style-name="ce2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61" office:value-type="string" calcext:value-type="string">
            <text:p>2011/17, 2012/18, 2013/18-19, 2014/14, 2015/14, 2016/13, 2017/13. 2018/12-13</text:p>
          </table:table-cell>
          <table:table-cell table:style-name="ce25" office:value-type="string" calcext:value-type="string">
            <text:p><text:span text:style-name="T2">New Markets Tax Credit Program;</text:span></text:p>
            <text:p><text:span text:style-name="T27">"subordinateds debt provided by Launchpad of $560K" (???)</text:span></text:p>
          </table:table-cell>
          <table:table-cell table:style-name="ce60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2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29" office:value-type="string" calcext:value-type="string">
            <text:p>CSGF</text:p>
            <text:p>$3.4M @ 3.25%</text:p>
          </table:table-cell>
          <table:table-cell table:style-name="ce29" office:value-type="string" calcext:value-type="string">
            <text:p>$2.35M + intersest, </text:p>
            <text:p>i.e. all but $300K.</text:p>
          </table:table-cell>
          <table:table-cell table:style-name="ce56" office:value-type="date" office:date-value="2017-06-30" calcext:value-type="date">
            <text:p>Jun 2017</text:p>
          </table:table-cell>
          <table:table-cell table:style-name="ce61" office:value-type="string" calcext:value-type="string">
            <text:p>2012/15, 2013/15, 2015/14</text:p>
          </table:table-cell>
          <table:table-cell table:style-name="ce25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/>
          <table:table-cell table:style-name="ce29" office:value-type="string" calcext:value-type="string">
            <text:p>RSN</text:p>
          </table:table-cell>
          <table:table-cell table:style-name="ce20" office:value-type="string" calcext:value-type="string">
            <text:p>N/A</text:p>
          </table:table-cell>
          <table:table-cell table:style-name="ce29" office:value-type="string" calcext:value-type="string">
            <text:p>Charter School Growth Fund</text:p>
            <text:p>$1M @ 4.0%</text:p>
          </table:table-cell>
          <table:table-cell table:style-name="ce29"/>
          <table:table-cell table:style-name="ce56" office:value-type="date" office:date-value="2013-10-01" calcext:value-type="date">
            <text:p>Oct 2013</text:p>
          </table:table-cell>
          <table:table-cell table:style-name="ce61" office:value-type="string" calcext:value-type="string">
            <text:p>2012/16, 2015/14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29" office:value-type="string" calcext:value-type="string">
            <text:p>CDE Revolving Loan (5 loans)</text:p>
            <text:p>$510K @ 0.38%-3.43%</text:p>
          </table:table-cell>
          <table:table-cell table:style-name="ce29" table:number-columns-repeated="2"/>
          <table:table-cell table:style-name="ce61" office:value-type="string" calcext:value-type="string">
            <text:p><text:s/></text:p>
          </table:table-cell>
          <table:table-cell table:style-name="ce52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76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2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29" office:value-type="string" calcext:value-type="string">
            <text:p>$105,540 used and turned into a grant <text:s/>in Jun 2016 </text:p>
          </table:table-cell>
          <table:table-cell table:style-name="ce29" office:value-type="string" calcext:value-type="string">
            <text:p>To be repaid when permanent financing is avaliable or by 01 Sep 2013.</text:p>
          </table:table-cell>
          <table:table-cell table:style-name="ce61" office:value-type="string" calcext:value-type="string">
            <text:p>2012/18, 2013/19, 2014/14, 2015/15, 2016/14</text:p>
          </table:table-cell>
          <table:table-cell table:style-name="ce25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29" office:value-type="string" calcext:value-type="string">
            <text:p>Local Initiatives Support Corp. (LISC)</text:p>
            <text:p>$625,478 @ 6%</text:p>
          </table:table-cell>
          <table:table-cell table:style-name="ce29"/>
          <table:table-cell table:style-name="ce29" office:value-type="string" calcext:value-type="string">
            <text:p>To be repaid when permanent financing is avaliable or by 01 Apr 2013.</text:p>
          </table:table-cell>
          <table:table-cell table:style-name="ce61" office:value-type="string" calcext:value-type="string">
            <text:p>2012/19, 2014/15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SN</text:p>
          </table:table-cell>
          <table:table-cell table:style-name="ce7"/>
          <table:table-cell table:style-name="ce29" office:value-type="string" calcext:value-type="string">
            <text:p>$1.971M @ 4%</text:p>
          </table:table-cell>
          <table:table-cell table:style-name="ce29"/>
          <table:table-cell table:style-name="ce56" office:value-type="date" office:date-value="2014-03-01" calcext:value-type="date">
            <text:p>Mar 2014</text:p>
          </table:table-cell>
          <table:table-cell table:style-name="ce61" office:value-type="string" calcext:value-type="string">
            <text:p>2012/19, 2013/20</text:p>
          </table:table-cell>
          <table:table-cell table:style-name="ce25" office:value-type="string" calcext:value-type="string">
            <text:p>RSN issues Promissory Note to LLC8.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29" office:value-type="string" calcext:value-type="string">
            <text:p>Bank of America</text:p>
            <text:p>$6M @ LIBOR +0.290%</text:p>
          </table:table-cell>
          <table:table-cell table:style-name="ce29"/>
          <table:table-cell table:style-name="ce29" office:value-type="string" calcext:value-type="string">
            <text:p>$1.848M outstanding as of June 2012</text:p>
          </table:table-cell>
          <table:table-cell table:style-name="ce61" office:value-type="string" calcext:value-type="string">
            <text:p>2012/19, 2013/20</text:p>
          </table:table-cell>
          <table:table-cell table:style-name="ce25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2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2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29"/>
          <table:table-cell table:style-name="ce29" office:value-type="string" calcext:value-type="string">
            <text:p>2012A: Jun 2042</text:p>
            <text:p>2012B: Jun 2016</text:p>
          </table:table-cell>
          <table:table-cell table:style-name="ce61" office:value-type="string" calcext:value-type="string">
            <text:p>2012/19,27-28, 2013/20, 2014/15, 2015/15, 2016/14, 2017/13, 2018/13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SN</text:p>
          </table:table-cell>
          <table:table-cell table:style-name="ce7"/>
          <table:table-cell table:style-name="ce53" office:value-type="string" calcext:value-type="string">
            <text:p>Charter School Growth Fund</text:p>
            <text:p>$125K @ 1.0%</text:p>
          </table:table-cell>
          <table:table-cell table:style-name="ce29"/>
          <table:table-cell table:style-name="ce56" office:value-type="date" office:date-value="2019-06-01" calcext:value-type="date">
            <text:p>Jun 2019</text:p>
          </table:table-cell>
          <table:table-cell table:style-name="ce61" office:value-type="string" calcext:value-type="string">
            <text:p>2013/15, 2014/11, 2015/12, 2016/12, 2017/12, 2018/12</text:p>
          </table:table-cell>
          <table:table-cell table:style-name="ce25" office:value-type="string" calcext:value-type="string">
            <text:p>School Startup Subordinated Loan Agreement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53" office:value-type="string" calcext:value-type="string">
            <text:p>$1M @ 4.0%</text:p>
          </table:table-cell>
          <table:table-cell table:style-name="ce29"/>
          <table:table-cell table:style-name="ce56" office:value-type="date" office:date-value="2013-10-01" calcext:value-type="date">
            <text:p>Oct 2013</text:p>
          </table:table-cell>
          <table:table-cell table:style-name="ce61" office:value-type="string" calcext:value-type="string">
            <text:p>2013/16</text:p>
          </table:table-cell>
          <table:table-cell table:style-name="ce25" office:value-type="string" calcext:value-type="string">
            <text:p>Subordinated Load Agreement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29" office:value-type="string" calcext:value-type="string">
            <text:p>CDE Revolving Loan (6 loans)</text:p>
            <text:p>$987.5K @ 0.38%-3.43%</text:p>
          </table:table-cell>
          <table:table-cell table:style-name="ce29" table:number-columns-repeated="2"/>
          <table:table-cell table:style-name="ce61" office:value-type="string" calcext:value-type="string">
            <text:p>2013/16</text:p>
          </table:table-cell>
          <table:table-cell table:style-name="ce52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76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29" office:value-type="string" calcext:value-type="string">
            <text:p>RSN</text:p>
          </table:table-cell>
          <table:table-cell table:style-name="ce7"/>
          <table:table-cell table:style-name="ce29" office:value-type="string" calcext:value-type="string">
            <text:p>CSGF</text:p>
            <text:p>$500K @ 1.0%</text:p>
          </table:table-cell>
          <table:table-cell table:style-name="ce29" office:value-type="string" calcext:value-type="string">
            <text:p>To be forgiven</text:p>
          </table:table-cell>
          <table:table-cell table:style-name="ce29"/>
          <table:table-cell table:style-name="ce61" office:value-type="string" calcext:value-type="string">
            <text:p>2014/11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29" office:value-type="string" calcext:value-type="string">
            <text:p>CSGF Revolving Facilities Loan</text:p>
            <text:p>$7M @ 3.75%</text:p>
          </table:table-cell>
          <table:table-cell table:style-name="ce29"/>
          <table:table-cell table:style-name="ce55" office:value-type="date" office:date-value="2014-07-01" calcext:value-type="date">
            <text:p>July 2014</text:p>
          </table:table-cell>
          <table:table-cell table:style-name="ce61" office:value-type="string" calcext:value-type="string">
            <text:p>2014/12</text:p>
          </table:table-cell>
          <table:table-cell table:style-name="ce25" office:value-type="string" calcext:value-type="string">
            <text:p>Repaid in full in one month!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29" office:value-type="string" calcext:value-type="string">
            <text:p>CSFA Revolving Loan</text:p>
            <text:p> @ 0.22% - 1.47%</text:p>
          </table:table-cell>
          <table:table-cell table:style-name="ce29"/>
          <table:table-cell table:style-name="ce29" office:value-type="string" calcext:value-type="string">
            <text:p>Principal payable in 4 - 5 years in installments of $20K -$62.5K. Final maturity in 2018.</text:p>
          </table:table-cell>
          <table:table-cell table:style-name="ce61" office:value-type="string" calcext:value-type="string">
            <text:p>2014/12, 2015/12, 2016/12. 2017/12</text:p>
          </table:table-cell>
          <table:table-cell table:style-name="ce25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29" office:value-type="string" calcext:value-type="string">
            <text:p>Series 2014A $31.935</text:p>
            <text:p>Series 2014B $$0.920M</text:p>
            <text:p>@ 6.00% - 7.25%</text:p>
            <text:p>Combined: $32.855M</text:p>
          </table:table-cell>
          <table:table-cell table:style-name="ce29"/>
          <table:table-cell table:style-name="ce29" office:value-type="string" calcext:value-type="string">
            <text:p>Series 2014A: Jun 2018, 2024, 2035</text:p>
            <text:p>Series 2014B: Jun 2016</text:p>
          </table:table-cell>
          <table:table-cell table:style-name="ce61" office:value-type="string" calcext:value-type="string">
            <text:p>2014/15, 2015/15. 2016/14, 2017/14, 2018/13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2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29" office:value-type="string" calcext:value-type="string">
            <text:p>Each $100K @ 1.0%</text:p>
          </table:table-cell>
          <table:table-cell table:style-name="ce29"/>
          <table:table-cell table:style-name="ce29" office:value-type="string" calcext:value-type="string">
            <text:p>Due:</text:p>
            <text:p>RFZ, RNNE: Jun 2020</text:p>
            <text:p>RRWC, RUA: Jun 2021</text:p>
          </table:table-cell>
          <table:table-cell table:style-name="ce61" office:value-type="string" calcext:value-type="string">
            <text:p>2015/12, 2016/12, 2017/12, 2018/12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29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6">an unnamed new school</text:span></text:p>
          </table:table-cell>
          <table:table-cell table:style-name="ce29" office:value-type="string" calcext:value-type="string">
            <text:p>CSGF</text:p>
            <text:p>3 x $100K = $300K @1.0%</text:p>
          </table:table-cell>
          <table:table-cell table:style-name="ce29"/>
          <table:table-cell table:style-name="ce29" office:value-type="string" calcext:value-type="string">
            <text:p>Due: Jun 2021</text:p>
          </table:table-cell>
          <table:table-cell table:style-name="ce61" office:value-type="string" calcext:value-type="string">
            <text:p>2016/12, 2017/12, 2018/12</text:p>
          </table:table-cell>
          <table:table-cell table:style-name="ce25" office:value-type="string" calcext:value-type="string">
            <text:p><text:span text:style-name="T23">2017: </text:span><text:span text:style-name="T28">unamed new school</text:span><text:span text:style-name="T29"> → RPP Rocketship Partners Community Prep (TN)</text:span>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29" office:value-type="string" calcext:value-type="string">
            <text:p>CSGF Revolving Facilities Loan</text:p>
            <text:p>$2.7M @ 3.75%</text:p>
          </table:table-cell>
          <table:table-cell table:style-name="ce29"/>
          <table:table-cell table:style-name="ce29" office:value-type="string" calcext:value-type="string">
            <text:p>Repaid in full: Feb 2016</text:p>
          </table:table-cell>
          <table:table-cell table:style-name="ce61" office:value-type="string" calcext:value-type="string">
            <text:p>2016/12</text:p>
          </table:table-cell>
          <table:table-cell table:style-name="ce25" office:value-type="string" calcext:value-type="string">
            <text:p>Interim financing; was repaid in 5 months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29" office:value-type="string" calcext:value-type="string">
            <text:p>Series 2015A $6.135M @ 4.25%</text:p>
            <text:p>Series 2015B    $250K @ 4.25%</text:p>
          </table:table-cell>
          <table:table-cell table:style-name="ce29"/>
          <table:table-cell table:style-name="ce29" office:value-type="string" calcext:value-type="string">
            <text:p>Series 2015A: Mar 2028</text:p>
            <text:p>Series 2015B: Jun 2016</text:p>
          </table:table-cell>
          <table:table-cell table:style-name="ce61" office:value-type="string" calcext:value-type="string">
            <text:p>2016/15, 2017/14, 2018/13</text:p>
          </table:table-cell>
          <table:table-cell table:style-name="ce25" office:value-type="string" calcext:value-type="string">
            <text:p>Sinking Accounts Payment Fund established in Jun 2016 to finance manadatory redemptions prior to maturity. Series 2015B was repaid in 2016.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53" office:value-type="string" calcext:value-type="string">
            <text:p>Series 2016A $28.080M @ 4.25% </text:p>
            <text:p>Series 2016B $525K @ 4.25%</text:p>
          </table:table-cell>
          <table:table-cell table:style-name="ce29"/>
          <table:table-cell table:style-name="ce57" office:value-type="string" calcext:value-type="string">
            <text:p>Series 2016A: Mar 2046 </text:p>
            <text:p>Series 2016B: Jun 2018</text:p>
          </table:table-cell>
          <table:table-cell table:style-name="ce61" office:value-type="string" calcext:value-type="string">
            <text:p>2016/15</text:p>
          </table:table-cell>
          <table:table-cell table:style-name="ce25" office:value-type="string" calcext:value-type="string">
            <text:p>Sinking Accounts Payment Fund established in Jun 2016 to finance manadatory redemptions prior to maturity.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number-columns-repeated="9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8" office:value-type="string" calcext:value-type="string">
            <text:p>RSN</text:p>
          </table:table-cell>
          <table:table-cell table:style-name="ce8"/>
          <table:table-cell table:style-name="ce8" office:value-type="string" calcext:value-type="string">
            <text:p>CSGF</text:p>
            <text:p>$1M @ 1.0%</text:p>
          </table:table-cell>
          <table:table-cell table:style-name="ce29" office:value-type="string" calcext:value-type="string">
            <text:p>To be forgiven if outcomes met prior to 31 Dec 2019</text:p>
          </table:table-cell>
          <table:table-cell table:style-name="ce54" office:value-type="date" office:date-value="2022-12-31" calcext:value-type="date">
            <text:p>31 Dec 2022</text:p>
          </table:table-cell>
          <table:table-cell table:style-name="ce61" office:value-type="string" calcext:value-type="string">
            <text:p>2017/12, 2018/12</text:p>
          </table:table-cell>
          <table:table-cell table:style-name="ce25" office:value-type="string" calcext:value-type="string">
            <text:p>Subordinated Loan Agreement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8" office:value-type="string" calcext:value-type="string">
            <text:p>LLC18</text:p>
          </table:table-cell>
          <table:table-cell table:style-name="ce8"/>
          <table:table-cell table:style-name="ce25" office:value-type="string" calcext:value-type="string">
            <text:p>Low Income Investment Fund (LIIF)</text:p>
            <text:p>$1.2M @ 5.50%</text:p>
          </table:table-cell>
          <table:table-cell table:style-name="ce29"/>
          <table:table-cell table:style-name="ce29" office:value-type="string" calcext:value-type="string">
            <text:p>Repayable in 36 months</text:p>
            <text:p>Repaid in Dec 2017 with Series 2017G  &amp; H proceeds</text:p>
          </table:table-cell>
          <table:table-cell table:style-name="ce61" office:value-type="string" calcext:value-type="string">
            <text:p>2017/14. 2018/13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2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2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29"/>
          <table:table-cell table:style-name="ce29" office:value-type="string" calcext:value-type="string">
            <text:p>Due: Jun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61" office:value-type="string" calcext:value-type="string">
            <text:p>2017/15, 2018/15</text:p>
          </table:table-cell>
          <table:table-cell table:style-name="ce25" office:value-type="string" calcext:value-type="string">
            <text:p>Uses a Sinking Accounts Payable Fund</text:p>
          </table:table-cell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/>
          <table:table-cell table:style-name="ce30"/>
          <table:table-cell table:style-name="ce20"/>
          <table:table-cell table:style-name="ce2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30"/>
          <table:table-cell table:style-name="ce29" office:value-type="string" calcext:value-type="string">
            <text:p>Due: Jun of</text:p>
            <text:p>Series 2017G: 2025-2053</text:p>
            <text:p>Series 2017H: 2022-2025</text:p>
          </table:table-cell>
          <table:table-cell table:style-name="ce61" office:value-type="string" calcext:value-type="string">
            <text:p>2018/15</text:p>
          </table:table-cell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/>
          <table:table-cell table:style-name="ce30" office:value-type="string" calcext:value-type="string">
            <text:p>MKE2 LLC</text:p>
          </table:table-cell>
          <table:table-cell table:style-name="ce20" office:value-type="string" calcext:value-type="string">
            <text:p>MKE2</text:p>
          </table:table-cell>
          <table:table-cell table:style-name="ce29"/>
          <table:table-cell table:style-name="ce30"/>
          <table:table-cell table:style-name="ce29"/>
          <table:table-cell table:style-name="ce61"/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 office:value-type="float" office:value="2019" calcext:value-type="float">
            <text:p>2019</text:p>
          </table:table-cell>
          <table:table-cell table:style-name="ce30"/>
          <table:table-cell table:style-name="ce20"/>
          <table:table-cell table:style-name="ce29"/>
          <table:table-cell table:style-name="ce30"/>
          <table:table-cell table:style-name="ce29"/>
          <table:table-cell table:style-name="ce61"/>
          <table:table-cell table:style-name="ce25"/>
          <table:table-cell table:style-name="ce6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 office:value-type="float" office:value="2020" calcext:value-type="float">
            <text:p>2020</text:p>
          </table:table-cell>
          <table:table-cell table:style-name="ce30"/>
          <table:table-cell table:style-name="ce20"/>
          <table:table-cell table:style-name="ce30" table:number-columns-repeated="3"/>
          <table:table-cell table:style-name="ce62"/>
          <table:table-cell table:style-name="ce8"/>
          <table:table-cell table:style-name="ce7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 office:value-type="float" office:value="2021" calcext:value-type="float">
            <text:p>2021</text:p>
          </table:table-cell>
          <table:table-cell table:style-name="ce30"/>
          <table:table-cell table:style-name="ce20"/>
          <table:table-cell table:style-name="ce30" table:number-columns-repeated="3"/>
          <table:table-cell table:style-name="ce62"/>
          <table:table-cell table:style-name="ce8"/>
          <table:table-cell table:style-name="ce7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0" office:value-type="float" office:value="2022" calcext:value-type="float">
            <text:p>2022</text:p>
          </table:table-cell>
          <table:table-cell table:style-name="ce30"/>
          <table:table-cell table:style-name="ce20"/>
          <table:table-cell table:style-name="ce30" table:number-columns-repeated="3"/>
          <table:table-cell table:style-name="ce62"/>
          <table:table-cell table:style-name="ce8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9" office:value-type="string" calcext:value-type="string" table:number-columns-spanned="2" table:number-rows-spanned="1">
            <text:p><text:span text:style-name="T1">Debt Summary</text:span></text:p>
            <text:p><text:span text:style-name="T2">Future Maturities</text:span></text:p>
          </table:table-cell>
          <table:covered-table-cell table:style-name="ce18"/>
          <table:table-cell table:style-name="ce31" office:value-type="string" calcext:value-type="string">
            <text:p>Year</text:p>
          </table:table-cell>
          <table:table-cell table:style-name="ce40" table:number-columns-spanned="3" table:number-rows-spanned="1"/>
          <table:covered-table-cell table:number-columns-repeated="2" table:style-name="ce18"/>
          <table:table-cell table:style-name="ce40" table:number-columns-repeated="3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10"/>
          <table:table-cell table:style-name="ce21"/>
          <table:table-cell table:style-name="ce32" office:value-type="float" office:value="2010" calcext:value-type="float">
            <text:p>2010</text:p>
          </table:table-cell>
          <table:table-cell table:style-name="ce41" office:value-type="string" calcext:value-type="string" table:number-columns-spanned="3" table:number-rows-spanned="1">
            <text:p><text:span text:style-name="T7">See p.14,  </text:span><text:span text:style-name="T8">Consolidated Financial Statement for YE June 30, 2010</text:span></text:p>
          </table:table-cell>
          <table:covered-table-cell table:number-columns-repeated="2"/>
          <table:table-cell table:style-name="ce58"/>
          <table:table-cell table:style-name="ce63"/>
          <table:table-cell table:style-name="ce70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33" office:value-type="float" office:value="2011" calcext:value-type="float">
            <text:p>2011</text:p>
          </table:table-cell>
          <table:table-cell table:style-name="ce41" office:value-type="string" calcext:value-type="string" table:number-columns-spanned="3" table:number-rows-spanned="1">
            <text:p><text:span text:style-name="T7">See p.18,  </text:span><text:span text:style-name="T8">Consolidated Financial Statement for YE June 30, 2011</text:span></text:p>
          </table:table-cell>
          <table:covered-table-cell table:number-columns-repeated="2"/>
          <table:table-cell table:style-name="ce59"/>
          <table:table-cell table:style-name="ce64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33" office:value-type="float" office:value="2012" calcext:value-type="float">
            <text:p>2012</text:p>
          </table:table-cell>
          <table:table-cell table:style-name="ce41" office:value-type="string" calcext:value-type="string" table:number-columns-spanned="3" table:number-rows-spanned="1">
            <text:p><text:span text:style-name="T9"> </text:span><text:span text:style-name="T10"> June 30 </text:span><text:span text:style-name="T11">   </text:span><text:span text:style-name="T12">RSED Schools</text:span><text:span text:style-name="T13">   </text:span><text:span text:style-name="T14">Launchpad</text:span><text:span text:style-name="T15">        </text:span><text:span text:style-name="T12">RSEA</text:span><text:span text:style-name="T15"> </text:span></text:p>
            <text:p><text:span text:style-name="T16">                    </text:span><text:span text:style-name="T17">Total</text:span><text:span text:style-name="T18">                   T</text:span><text:span text:style-name="T19">otal</text:span><text:span text:style-name="T18"> </text:span></text:p>
            <text:p><text:span text:style-name="T20">-------------------------------------------------</text:span></text:p>
            <text:p><text:span text:style-name="T20">    2013        1,210,000   2,836,712   4,046,712 </text:span></text:p>
            <text:p><text:span text:style-name="T20">    2014          160,000   2,192,847   2,352,847 </text:span></text:p>
            <text:p><text:span text:style-name="T20">    2015           70,000   5,793,331   5,863,331 </text:span></text:p>
            <text:p><text:span text:style-name="T20">    2016          570,000   7,044,234   7,614,324 </text:span></text:p>
            <text:p><text:span text:style-name="T20">    2017          300,000   5,870,128   6,170,128 </text:span></text:p>
            <text:p><text:span text:style-name="T20"> Thereafter     1,300,000  19,710,000  21,010,000 </text:span></text:p>
            <text:p><text:span text:style-name="T20">  Discount              -     -11,294     -11,294 </text:span></text:p>
            <text:p><text:span text:style-name="T20">-------------------------------------------------</text:span></text:p>
            <text:p><text:span text:style-name="T20">   Total        3,610,000  43,436,048  47,046,048</text:span></text:p>
            <text:p><text:span text:style-name="T20">-------------------------------------------------</text:span></text:p>
          </table:table-cell>
          <table:covered-table-cell table:number-columns-repeated="2"/>
          <table:table-cell table:style-name="ce59"/>
          <table:table-cell table:style-name="ce64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33" office:value-type="float" office:value="2013" calcext:value-type="float">
            <text:p>2013</text:p>
          </table:table-cell>
          <table:table-cell table:style-name="ce42" office:value-type="string" calcext:value-type="string" table:number-columns-spanned="3" table:number-rows-spanned="1">
            <text:p><text:span text:style-name="T21">  June 30      RSED Total   LDC Total  RSEA Total</text:span></text:p>
            <text:p><text:span text:style-name="T20">-------------------------------------------------</text:span></text:p>
            <text:p><text:span text:style-name="T20">     2014       6,385,378   1,068,297   7,453,675</text:span></text:p>
            <text:p><text:span text:style-name="T20">     2015         257,500   5,913,331   6,170,831</text:span></text:p>
            <text:p><text:span text:style-name="T20">     2016         257,500   7,169,324   7,426,824</text:span></text:p>
            <text:p><text:span text:style-name="T20">     2017         425,000   6,010,128   6,435,128</text:span></text:p>
            <text:p><text:span text:style-name="T20">     2018         550,000   7,462,669   8,012,669</text:span></text:p>
            <text:p><text:span text:style-name="T20"> Thereaafter      375,000  21,212,331  21,587,331</text:span></text:p>
            <text:p><text:span text:style-name="T20">  Discount              -      -8,292      -8,292</text:span></text:p>
            <text:p><text:span text:style-name="T20">-------------------------------------------------</text:span></text:p>
            <text:p><text:span text:style-name="T20">   Total        8,250,378  48,827,788  57,078,166</text:span></text:p>
            <text:p><text:span text:style-name="T20">-------------------------------------------------</text:span></text:p>
          </table:table-cell>
          <table:covered-table-cell table:number-columns-repeated="2"/>
          <table:table-cell table:style-name="ce59"/>
          <table:table-cell table:style-name="ce64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1"/>
          <table:table-cell table:style-name="ce22"/>
          <table:table-cell table:style-name="ce33" office:value-type="float" office:value="2014" calcext:value-type="float">
            <text:p>2014</text:p>
          </table:table-cell>
          <table:table-cell table:style-name="ce41" table:number-columns-spanned="3" table:number-rows-spanned="1"/>
          <table:covered-table-cell table:number-columns-repeated="2"/>
          <table:table-cell table:style-name="ce29"/>
          <table:table-cell table:style-name="ce61"/>
          <table:table-cell table:style-name="ce60" table:number-columns-repeated="4"/>
          <table:table-cell table:number-columns-repeated="1012"/>
        </table:table-row>
        <table:table-row table:style-name="ro1">
          <table:table-cell table:style-name="ce11"/>
          <table:table-cell table:style-name="ce22"/>
          <table:table-cell table:style-name="ce33" office:value-type="float" office:value="2015" calcext:value-type="float">
            <text:p>2015</text:p>
          </table:table-cell>
          <table:table-cell table:style-name="ce41" table:number-columns-spanned="3" table:number-rows-spanned="1"/>
          <table:covered-table-cell table:number-columns-repeated="2"/>
          <table:table-cell table:style-name="ce29"/>
          <table:table-cell table:style-name="ce61"/>
          <table:table-cell table:style-name="ce60" table:number-columns-repeated="4"/>
          <table:table-cell table:number-columns-repeated="1012"/>
        </table:table-row>
        <table:table-row table:style-name="ro1">
          <table:table-cell table:style-name="ce11"/>
          <table:table-cell table:style-name="ce22"/>
          <table:table-cell table:style-name="ce33" office:value-type="float" office:value="2016" calcext:value-type="float">
            <text:p>2016</text:p>
          </table:table-cell>
          <table:table-cell table:style-name="ce41" table:number-columns-spanned="3" table:number-rows-spanned="1"/>
          <table:covered-table-cell table:number-columns-repeated="2"/>
          <table:table-cell table:style-name="ce29"/>
          <table:table-cell table:style-name="ce61"/>
          <table:table-cell table:style-name="ce60" table:number-columns-repeated="4"/>
          <table:table-cell table:number-columns-repeated="1012"/>
        </table:table-row>
        <table:table-row table:style-name="ro1">
          <table:table-cell table:style-name="ce11"/>
          <table:table-cell table:style-name="ce22"/>
          <table:table-cell table:style-name="ce33" office:value-type="float" office:value="2017" calcext:value-type="float">
            <text:p>2017</text:p>
          </table:table-cell>
          <table:table-cell table:style-name="ce41" table:number-columns-spanned="3" table:number-rows-spanned="1"/>
          <table:covered-table-cell table:number-columns-repeated="2"/>
          <table:table-cell table:style-name="ce29"/>
          <table:table-cell table:style-name="ce61"/>
          <table:table-cell table:style-name="ce60" table:number-columns-repeated="4"/>
          <table:table-cell table:number-columns-repeated="1012"/>
        </table:table-row>
        <table:table-row table:style-name="ro1">
          <table:table-cell table:style-name="ce11"/>
          <table:table-cell table:style-name="ce22"/>
          <table:table-cell table:style-name="ce33" office:value-type="float" office:value="2018" calcext:value-type="float">
            <text:p>2018</text:p>
          </table:table-cell>
          <table:table-cell table:style-name="ce41" table:number-columns-spanned="3" table:number-rows-spanned="1"/>
          <table:covered-table-cell table:number-columns-repeated="2"/>
          <table:table-cell table:style-name="ce29"/>
          <table:table-cell table:style-name="ce61"/>
          <table:table-cell table:style-name="ce60" table:number-columns-repeated="4"/>
          <table:table-cell table:number-columns-repeated="1012"/>
        </table:table-row>
        <table:table-row table:style-name="ro1">
          <table:table-cell table:style-name="ce11"/>
          <table:table-cell table:style-name="ce22"/>
          <table:table-cell table:style-name="ce33" office:value-type="float" office:value="2019" calcext:value-type="float">
            <text:p>2019</text:p>
          </table:table-cell>
          <table:table-cell table:style-name="ce41" table:number-columns-spanned="3" table:number-rows-spanned="1"/>
          <table:covered-table-cell table:number-columns-repeated="2"/>
          <table:table-cell table:style-name="ce29"/>
          <table:table-cell table:style-name="ce61"/>
          <table:table-cell table:style-name="ce60" table:number-columns-repeated="4"/>
          <table:table-cell table:number-columns-repeated="1012"/>
        </table:table-row>
        <table:table-row table:style-name="ro1">
          <table:table-cell table:style-name="ce11"/>
          <table:table-cell table:style-name="ce22"/>
          <table:table-cell table:style-name="ce33" office:value-type="float" office:value="2020" calcext:value-type="float">
            <text:p>2020</text:p>
          </table:table-cell>
          <table:table-cell table:style-name="ce41" table:number-columns-spanned="3" table:number-rows-spanned="1"/>
          <table:covered-table-cell table:number-columns-repeated="2"/>
          <table:table-cell table:style-name="ce29"/>
          <table:table-cell table:style-name="ce61"/>
          <table:table-cell table:style-name="ce60" table:number-columns-repeated="4"/>
          <table:table-cell table:number-columns-repeated="1012"/>
        </table:table-row>
        <table:table-row table:style-name="ro1">
          <table:table-cell table:style-name="ce11"/>
          <table:table-cell table:style-name="ce22"/>
          <table:table-cell table:style-name="ce33" office:value-type="float" office:value="2021" calcext:value-type="float">
            <text:p>2021</text:p>
          </table:table-cell>
          <table:table-cell table:style-name="ce41" table:number-columns-spanned="3" table:number-rows-spanned="1"/>
          <table:covered-table-cell table:number-columns-repeated="2"/>
          <table:table-cell table:style-name="ce29"/>
          <table:table-cell table:style-name="ce61"/>
          <table:table-cell table:style-name="ce60" table:number-columns-repeated="4"/>
          <table:table-cell table:number-columns-repeated="1012"/>
        </table:table-row>
        <table:table-row table:style-name="ro1">
          <table:table-cell table:style-name="ce11"/>
          <table:table-cell table:style-name="ce22"/>
          <table:table-cell table:style-name="ce33" office:value-type="float" office:value="2022" calcext:value-type="float">
            <text:p>2022</text:p>
          </table:table-cell>
          <table:table-cell table:style-name="ce41" table:number-columns-spanned="3" table:number-rows-spanned="1"/>
          <table:covered-table-cell table:number-columns-repeated="2"/>
          <table:table-cell table:style-name="ce29"/>
          <table:table-cell table:style-name="ce61"/>
          <table:table-cell table:style-name="ce60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18"/>
          <table:table-cell table:style-name="ce26" table:number-columns-spanned="3" table:number-rows-spanned="1"/>
          <table:covered-table-cell table:number-columns-repeated="2" table:style-name="ce18"/>
          <table:table-cell table:style-name="ce47"/>
          <table:table-cell table:style-name="ce26"/>
          <table:table-cell table:style-name="ce4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3" table:number-columns-repeated="2"/>
          <table:table-cell table:style-name="ce25"/>
          <table:table-cell table:style-name="ce43" table:number-columns-spanned="3" table:number-rows-spanned="1"/>
          <table:covered-table-cell table:number-columns-repeated="2"/>
          <table:table-cell table:style-name="ce7"/>
          <table:table-cell table:style-name="ce2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Donations &amp; Grants</text:p>
          </table:table-cell>
          <table:covered-table-cell table:style-name="ce18"/>
          <table:table-cell table:style-name="ce26"/>
          <table:table-cell table:style-name="ce44" table:number-columns-spanned="3" table:number-rows-spanned="1"/>
          <table:covered-table-cell table:number-columns-repeated="2" table:style-name="ce18"/>
          <table:table-cell table:style-name="ce47"/>
          <table:table-cell table:style-name="ce26"/>
          <table:table-cell table:style-name="ce4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3" table:number-columns-repeated="3"/>
          <table:table-cell table:style-name="ce45" table:number-columns-spanned="3" table:number-rows-spanned="1"/>
          <table:covered-table-cell table:number-columns-repeated="2"/>
          <table:table-cell table:style-name="ce7"/>
          <table:table-cell table:style-name="ce2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18"/>
          <table:table-cell table:style-name="ce26" table:number-columns-repeated="3"/>
          <table:table-cell table:style-name="ce47"/>
          <table:table-cell table:style-name="ce26"/>
          <table:table-cell table:style-name="ce4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25" office:value-type="string" calcext:value-type="string">
            <text:p>Mateo Sheedy</text:p>
          </table:table-cell>
          <table:table-cell table:style-name="ce46" office:value-type="string" calcext:value-type="string">
            <text:p>Assessed valuation</text:p>
          </table:table-cell>
          <table:table-cell table:style-name="ce46" office:value-type="string" calcext:value-type="string">
            <text:p>Plat map</text:p>
          </table:table-cell>
          <table:table-cell table:style-name="ce46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25" office:value-type="string" calcext:value-type="string">
            <text:p>Sí Si Puede</text:p>
          </table:table-cell>
          <table:table-cell table:style-name="ce46" office:value-type="string" calcext:value-type="string">
            <text:p>Assessed valuation</text:p>
          </table:table-cell>
          <table:table-cell table:style-name="ce46" office:value-type="string" calcext:value-type="string">
            <text:p>Plat map</text:p>
          </table:table-cell>
          <table:table-cell table:style-name="ce46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25" office:value-type="string" calcext:value-type="string">
            <text:p>Los Sueños</text:p>
          </table:table-cell>
          <table:table-cell table:style-name="ce46" office:value-type="string" calcext:value-type="string">
            <text:p>Assessed valuation</text:p>
          </table:table-cell>
          <table:table-cell table:style-name="ce46" office:value-type="string" calcext:value-type="string">
            <text:p>Plat map</text:p>
          </table:table-cell>
          <table:table-cell table:style-name="ce46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25" office:value-type="string" calcext:value-type="string">
            <text:p>Mosaic Elementary</text:p>
          </table:table-cell>
          <table:table-cell table:style-name="ce46" office:value-type="string" calcext:value-type="string">
            <text:p>Assessed valuation</text:p>
          </table:table-cell>
          <table:table-cell table:style-name="ce46" office:value-type="string" calcext:value-type="string">
            <text:p>Plat map</text:p>
          </table:table-cell>
          <table:table-cell table:style-name="ce4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25" office:value-type="string" calcext:value-type="string">
            <text:p>Discovery Prep</text:p>
          </table:table-cell>
          <table:table-cell table:style-name="ce46" office:value-type="string" calcext:value-type="string">
            <text:p>Assessed valuation</text:p>
          </table:table-cell>
          <table:table-cell table:style-name="ce46" office:value-type="string" calcext:value-type="string">
            <text:p>Plat map</text:p>
          </table:table-cell>
          <table:table-cell table:style-name="ce4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25" office:value-type="string" calcext:value-type="string">
            <text:p>Brilliant Minds</text:p>
          </table:table-cell>
          <table:table-cell table:style-name="ce46" office:value-type="string" calcext:value-type="string">
            <text:p>Assessed valuation</text:p>
          </table:table-cell>
          <table:table-cell table:style-name="ce46" office:value-type="string" calcext:value-type="string">
            <text:p>Plat map</text:p>
          </table:table-cell>
          <table:table-cell table:style-name="ce4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25" office:value-type="string" calcext:value-type="string">
            <text:p>Alma Academy</text:p>
          </table:table-cell>
          <table:table-cell table:style-name="ce46" office:value-type="string" calcext:value-type="string">
            <text:p>Assessed valuation</text:p>
          </table:table-cell>
          <table:table-cell table:style-name="ce46" office:value-type="string" calcext:value-type="string">
            <text:p>Plat map</text:p>
          </table:table-cell>
          <table:table-cell table:style-name="ce4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25" office:value-type="string" calcext:value-type="string">
            <text:p>Spark Academy</text:p>
          </table:table-cell>
          <table:table-cell table:style-name="ce46" office:value-type="string" calcext:value-type="string">
            <text:p>[Leased]</text:p>
          </table:table-cell>
          <table:table-cell table:style-name="ce46" office:value-type="string" calcext:value-type="string">
            <text:p>Plat map</text:p>
          </table:table-cell>
          <table:table-cell table:style-name="ce46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25" office:value-type="string" calcext:value-type="string">
            <text:p>Fuerza</text:p>
          </table:table-cell>
          <table:table-cell table:style-name="ce46" office:value-type="string" calcext:value-type="string">
            <text:p>Assessed valuation</text:p>
          </table:table-cell>
          <table:table-cell table:style-name="ce46" office:value-type="string" calcext:value-type="string">
            <text:p>Plat map</text:p>
          </table:table-cell>
          <table:table-cell table:style-name="ce46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25" office:value-type="string" calcext:value-type="string">
            <text:p>Rising Stars</text:p>
          </table:table-cell>
          <table:table-cell table:style-name="ce46" office:value-type="string" calcext:value-type="string">
            <text:p>Assessed valuation</text:p>
          </table:table-cell>
          <table:table-cell table:style-name="ce46" office:value-type="string" calcext:value-type="string">
            <text:p>Plat map</text:p>
          </table:table-cell>
          <table:table-cell table:style-name="ce46" office:value-type="string" calcext:value-type="string">
            <text:p>Aerial photo</text:p>
          </table:table-cell>
          <table:table-cell table:style-name="ce7" office:value-type="string" calcext:value-type="string">
            <text:p>Opened 2016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18"/>
          <table:table-cell table:style-name="ce47" office:value-type="string" calcext:value-type="string">
            <text:p>Initial</text:p>
          </table:table-cell>
          <table:table-cell table:style-name="ce47"/>
          <table:table-cell table:style-name="ce47" office:value-type="string" calcext:value-type="string" table:number-columns-spanned="3" table:number-rows-spanned="1">
            <text:p>Renewal</text:p>
          </table:table-cell>
          <table:covered-table-cell table:number-columns-repeated="2" table:style-name="ce18"/>
          <table:table-cell table:style-name="ce4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MS</text:p>
          </table:table-cell>
          <table:table-cell table:style-name="ce23" office:value-type="string" calcext:value-type="string">
            <text:p>LLC1</text:p>
          </table:table-cell>
          <table:table-cell table:style-name="ce34" office:value-type="string" calcext:value-type="string">
            <text:p>Mateo Sheedy</text:p>
          </table:table-cell>
          <table:table-cell table:style-name="ce48" office:value-type="string" calcext:value-type="string">
            <text:p>2006</text:p>
          </table:table-cell>
          <table:table-cell table:style-name="ce48" office:value-type="string" calcext:value-type="string">
            <text:p>2009</text:p>
          </table:table-cell>
          <table:table-cell table:style-name="ce48" office:value-type="string" calcext:value-type="string">
            <text:p>2015</text:p>
          </table:table-cell>
          <table:table-cell table:style-name="ce48" office:value-type="string" calcext:value-type="string">
            <text:p>2019</text:p>
          </table:table-cell>
          <table:table-cell table:style-name="ce66"/>
          <table:table-cell table:style-name="ce72" table:number-columns-repeated="4"/>
          <table:table-cell table:number-columns-repeated="1012"/>
        </table:table-row>
        <table:table-row table:style-name="ro1">
          <table:table-cell table:style-name="ce12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25" office:value-type="string" calcext:value-type="string">
            <text:p>Sí Si Puede</text:p>
          </table:table-cell>
          <table:table-cell table:style-name="ce49" office:value-type="string" calcext:value-type="string">
            <text:p>2008</text:p>
          </table:table-cell>
          <table:table-cell table:style-name="ce49" office:value-type="string" calcext:value-type="string">
            <text:p>2011</text:p>
          </table:table-cell>
          <table:table-cell table:style-name="ce49" office:value-type="string" calcext:value-type="string">
            <text:p>2016</text:p>
          </table:table-cell>
          <table:table-cell table:style-name="ce50" office:value-type="string" calcext:value-type="string">
            <text:p>(est.2023)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25" office:value-type="string" calcext:value-type="string">
            <text:p>Los Sueños</text:p>
          </table:table-cell>
          <table:table-cell table:style-name="ce49" office:value-type="string" calcext:value-type="string">
            <text:p>2009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20</text:p>
          </table:table-cell>
          <table:table-cell table:style-name="ce50" office:value-type="string" calcext:value-type="string">
            <text:p>(est. 2027)</text:p>
          </table:table-cell>
          <table:table-cell table:style-name="ce6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25" office:value-type="string" calcext:value-type="string">
            <text:p>Mosaic Elementary</text:p>
          </table:table-cell>
          <table:table-cell table:style-name="ce50" table:number-columns-repeated="4"/>
          <table:table-cell table:style-name="ce65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2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25" office:value-type="string" calcext:value-type="string">
            <text:p>Discovery Prep</text:p>
          </table:table-cell>
          <table:table-cell table:style-name="ce50" table:number-columns-repeated="4"/>
          <table:table-cell table:style-name="ce65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2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25" office:value-type="string" calcext:value-type="string">
            <text:p>Brilliant Minds</text:p>
          </table:table-cell>
          <table:table-cell table:style-name="ce50" table:number-columns-repeated="4"/>
          <table:table-cell table:style-name="ce65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2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25" office:value-type="string" calcext:value-type="string">
            <text:p>Alma Academy</text:p>
          </table:table-cell>
          <table:table-cell table:style-name="ce50" table:number-columns-repeated="4"/>
          <table:table-cell table:style-name="ce65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2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25" office:value-type="string" calcext:value-type="string">
            <text:p>Spark Academy</text:p>
          </table:table-cell>
          <table:table-cell table:style-name="ce50" table:number-columns-repeated="4"/>
          <table:table-cell table:style-name="ce65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2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25" office:value-type="string" calcext:value-type="string">
            <text:p>Fuerza</text:p>
          </table:table-cell>
          <table:table-cell table:style-name="ce50" table:number-columns-repeated="4"/>
          <table:table-cell table:style-name="ce65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2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25" office:value-type="string" calcext:value-type="string">
            <text:p>Rising Stars</text:p>
          </table:table-cell>
          <table:table-cell table:style-name="ce50" table:number-columns-repeated="4"/>
          <table:table-cell table:style-name="ce65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4" office:value-type="string" calcext:value-type="string">
            <text:p>Federal revenue</text:p>
          </table:table-cell>
          <table:table-cell table:style-name="ce4"/>
          <table:table-cell table:style-name="ce26"/>
          <table:table-cell table:style-name="ce51" table:number-columns-repeated="2"/>
          <table:table-cell table:style-name="ce26"/>
          <table:table-cell table:style-name="ce47"/>
          <table:table-cell table:style-name="ce26"/>
          <table:table-cell table:style-name="ce4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25"/>
          <table:table-cell table:style-name="ce52" table:number-columns-repeated="2"/>
          <table:table-cell table:style-name="ce25"/>
          <table:table-cell table:style-name="ce7"/>
          <table:table-cell table:style-name="ce25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State revenue</text:p>
          </table:table-cell>
          <table:table-cell table:style-name="ce4"/>
          <table:table-cell table:style-name="ce26"/>
          <table:table-cell table:style-name="ce51" table:number-columns-repeated="2"/>
          <table:table-cell table:style-name="ce26"/>
          <table:table-cell table:style-name="ce47"/>
          <table:table-cell table:style-name="ce26"/>
          <table:table-cell table:style-name="ce47"/>
          <table:table-cell table:style-name="ce23" table:number-columns-repeated="3"/>
          <table:table-cell table:number-columns-repeated="1012"/>
        </table:table-row>
        <table:table-row table:style-name="ro1" table:number-rows-repeated="967">
          <table:table-cell table:style-name="ce15" table:number-columns-repeated="2"/>
          <table:table-cell table:style-name="ce11" table:number-columns-repeated="4"/>
          <table:table-cell table:style-name="ce22"/>
          <table:table-cell table:style-name="ce11"/>
          <table:table-cell table:style-name="ce22" table:number-columns-repeated="4"/>
          <table:table-cell table:number-columns-repeated="1012"/>
        </table:table-row>
        <table:table-row table:style-name="ro5" table:number-rows-repeated="104750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ashboard.C89:Dashboard.L89">
            <calcext:condition calcext:apply-style-name="ConditionalStyle_1" calcext:value="formula-is(LEN(TRIM([.C89]))&gt;0)" calcext:base-cell-address="Dashboard.C89"/>
          </calcext:conditional-format>
        </calcext:conditional-formats>
      </table:table>
      <table:table table:name="Debt Summaries" table:style-name="ta2">
        <table:table-column table:style-name="co10" table:number-columns-repeated="1024" table:default-cell-style-name="Default"/>
        <table:table-row table:style-name="ro1">
          <table:table-cell table:style-name="ce78" office:value-type="date" office:date-value="2023-06-30" calcext:value-type="date">
            <text:p>June 30</text:p>
          </table:table-cell>
          <table:table-cell table:style-name="ce80" office:value-type="string" calcext:value-type="string">
            <text:p>RSED Total</text:p>
          </table:table-cell>
          <table:table-cell table:style-name="ce80" office:value-type="string" calcext:value-type="string">
            <text:p>LDC Total</text:p>
          </table:table-cell>
          <table:table-cell table:style-name="ce80" office:value-type="string" calcext:value-type="string">
            <text:p>RSEA Total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float" office:value="2014" calcext:value-type="float">
            <text:p>2014</text:p>
          </table:table-cell>
          <table:table-cell table:style-name="ce81" office:value-type="float" office:value="6385378" calcext:value-type="float">
            <text:p>6,385,378</text:p>
          </table:table-cell>
          <table:table-cell table:style-name="ce81" office:value-type="float" office:value="1068297" calcext:value-type="float">
            <text:p>1,068,297</text:p>
          </table:table-cell>
          <table:table-cell table:style-name="ce81" table:formula="of:=SUM([.B2:.C2])" office:value-type="float" office:value="7453675" calcext:value-type="float">
            <text:p>7,453,675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float" office:value="2015" calcext:value-type="float">
            <text:p>2015</text:p>
          </table:table-cell>
          <table:table-cell table:style-name="ce81" office:value-type="float" office:value="257500" calcext:value-type="float">
            <text:p>257,500</text:p>
          </table:table-cell>
          <table:table-cell table:style-name="ce81" office:value-type="float" office:value="5913331" calcext:value-type="float">
            <text:p>5,913,331</text:p>
          </table:table-cell>
          <table:table-cell table:style-name="ce81" table:formula="of:=SUM([.B3:.C3])" office:value-type="float" office:value="6170831" calcext:value-type="float">
            <text:p>6,170,831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float" office:value="2016" calcext:value-type="float">
            <text:p>2016</text:p>
          </table:table-cell>
          <table:table-cell table:style-name="ce81" office:value-type="float" office:value="257500" calcext:value-type="float">
            <text:p>257,500</text:p>
          </table:table-cell>
          <table:table-cell table:style-name="ce81" office:value-type="float" office:value="7169324" calcext:value-type="float">
            <text:p>7,169,324</text:p>
          </table:table-cell>
          <table:table-cell table:style-name="ce81" table:formula="of:=SUM([.B4:.C4])" office:value-type="float" office:value="7426824" calcext:value-type="float">
            <text:p>7,426,824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float" office:value="2017" calcext:value-type="float">
            <text:p>2017</text:p>
          </table:table-cell>
          <table:table-cell table:style-name="ce81" office:value-type="float" office:value="425000" calcext:value-type="float">
            <text:p>425,000</text:p>
          </table:table-cell>
          <table:table-cell table:style-name="ce81" office:value-type="float" office:value="6010128" calcext:value-type="float">
            <text:p>6,010,128</text:p>
          </table:table-cell>
          <table:table-cell table:style-name="ce81" table:formula="of:=SUM([.B5:.C5])" office:value-type="float" office:value="6435128" calcext:value-type="float">
            <text:p>6,435,128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float" office:value="2018" calcext:value-type="float">
            <text:p>2018</text:p>
          </table:table-cell>
          <table:table-cell table:style-name="ce81" office:value-type="float" office:value="550000" calcext:value-type="float">
            <text:p>550,000</text:p>
          </table:table-cell>
          <table:table-cell table:style-name="ce81" office:value-type="float" office:value="7462669" calcext:value-type="float">
            <text:p>7,462,669</text:p>
          </table:table-cell>
          <table:table-cell table:style-name="ce81" table:formula="of:=SUM([.B6:.C6])" office:value-type="float" office:value="8012669" calcext:value-type="float">
            <text:p>8,012,669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string" calcext:value-type="string">
            <text:p>Thereaafter</text:p>
          </table:table-cell>
          <table:table-cell table:style-name="ce81" office:value-type="float" office:value="375000" calcext:value-type="float">
            <text:p>375,000</text:p>
          </table:table-cell>
          <table:table-cell table:style-name="ce81" office:value-type="float" office:value="21212331" calcext:value-type="float">
            <text:p>21,212,331</text:p>
          </table:table-cell>
          <table:table-cell table:style-name="ce81" table:formula="of:=SUM([.B7:.C7])" office:value-type="float" office:value="21587331" calcext:value-type="float">
            <text:p>21,587,331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string" calcext:value-type="string">
            <text:p>Discount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-8292" calcext:value-type="float">
            <text:p>-8,292</text:p>
          </table:table-cell>
          <table:table-cell table:style-name="ce81" table:formula="of:=SUM([.B8:.C8])" office:value-type="float" office:value="-8292" calcext:value-type="float">
            <text:p>-8,292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9" office:value-type="string" calcext:value-type="string">
            <text:p>Total</text:p>
          </table:table-cell>
          <table:table-cell table:style-name="ce82" table:formula="of:=SUM([.B2:.B8])" office:value-type="float" office:value="8250378" calcext:value-type="float">
            <text:p>8,250,378</text:p>
          </table:table-cell>
          <table:table-cell table:style-name="ce82" table:formula="of:=SUM([.C2:.C8])" office:value-type="float" office:value="48827788" calcext:value-type="float">
            <text:p>48,827,788</text:p>
          </table:table-cell>
          <table:table-cell table:style-name="ce82" table:formula="of:=SUM([.D2:.D8])" office:value-type="float" office:value="57078166" calcext:value-type="float">
            <text:p>57,078,166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/>
          <table:table-cell table:style-name="ce83" table:number-columns-repeated="3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8" office:value-type="date" office:date-value="2023-06-30" calcext:value-type="date">
            <text:p>June 30</text:p>
          </table:table-cell>
          <table:table-cell table:style-name="ce80" office:value-type="string" calcext:value-type="string">
            <text:p>RSED Total</text:p>
          </table:table-cell>
          <table:table-cell table:style-name="ce80" office:value-type="string" calcext:value-type="string">
            <text:p>LDC Total</text:p>
          </table:table-cell>
          <table:table-cell table:style-name="ce80" office:value-type="string" calcext:value-type="string">
            <text:p>RSEA Total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float" office:value="2015" calcext:value-type="float">
            <text:p>2015</text:p>
          </table:table-cell>
          <table:table-cell table:style-name="ce81" table:number-columns-repeated="2"/>
          <table:table-cell table:style-name="ce81" table:formula="of:=SUM([.B12:.C12])" office:value-type="float" office:value="0" calcext:value-type="float">
            <text:p>0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float" office:value="2016" calcext:value-type="float">
            <text:p>2016</text:p>
          </table:table-cell>
          <table:table-cell table:style-name="ce81" table:number-columns-repeated="2"/>
          <table:table-cell table:style-name="ce81" table:formula="of:=SUM([.B13:.C13])" office:value-type="float" office:value="0" calcext:value-type="float">
            <text:p>0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float" office:value="2017" calcext:value-type="float">
            <text:p>2017</text:p>
          </table:table-cell>
          <table:table-cell table:style-name="ce81" table:number-columns-repeated="2"/>
          <table:table-cell table:style-name="ce81" table:formula="of:=SUM([.B14:.C14])" office:value-type="float" office:value="0" calcext:value-type="float">
            <text:p>0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float" office:value="2018" calcext:value-type="float">
            <text:p>2018</text:p>
          </table:table-cell>
          <table:table-cell table:style-name="ce81" table:number-columns-repeated="2"/>
          <table:table-cell table:style-name="ce81" table:formula="of:=SUM([.B15:.C15])" office:value-type="float" office:value="0" calcext:value-type="float">
            <text:p>0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float" office:value="2019" calcext:value-type="float">
            <text:p>2019</text:p>
          </table:table-cell>
          <table:table-cell table:style-name="ce81" table:number-columns-repeated="3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string" calcext:value-type="string">
            <text:p>Thereaafter</text:p>
          </table:table-cell>
          <table:table-cell table:style-name="ce81" table:number-columns-repeated="2"/>
          <table:table-cell table:style-name="ce81" table:formula="of:=SUM([.B17:.C17])" office:value-type="float" office:value="0" calcext:value-type="float">
            <text:p>0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0" office:value-type="string" calcext:value-type="string">
            <text:p>Discount</text:p>
          </table:table-cell>
          <table:table-cell table:style-name="ce81" table:number-columns-repeated="2"/>
          <table:table-cell table:style-name="ce81" table:formula="of:=SUM([.B18:.C18])" office:value-type="float" office:value="0" calcext:value-type="float">
            <text:p>0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9" office:value-type="string" calcext:value-type="string">
            <text:p>Total</text:p>
          </table:table-cell>
          <table:table-cell table:style-name="ce82" table:formula="of:=SUM([.B12:.B18])" office:value-type="float" office:value="0" calcext:value-type="float">
            <text:p>0</text:p>
          </table:table-cell>
          <table:table-cell table:style-name="ce82" table:formula="of:=SUM([.C12:.C18])" office:value-type="float" office:value="0" calcext:value-type="float">
            <text:p>0</text:p>
          </table:table-cell>
          <table:table-cell table:style-name="ce82" table:formula="of:=SUM([.D12:.D18])" office:value-type="float" office:value="0" calcext:value-type="float">
            <text:p>0</text:p>
          </table:table-cell>
          <table:table-cell table:style-name="ce8" table:number-columns-repeated="22"/>
          <table:table-cell table:number-columns-repeated="998"/>
        </table:table-row>
        <table:table-row table:style-name="ro1" table:number-rows-repeated="981">
          <table:table-cell table:style-name="ce20"/>
          <table:table-cell table:style-name="ce83" table:number-columns-repeated="3"/>
          <table:table-cell table:style-name="ce8" table:number-columns-repeated="22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eleted data" table:style-name="ta3">
        <table:table-column table:style-name="co10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47" office:value-type="string" calcext:value-type="string">
            <text:p>Date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Principal Amount &amp; Significant Terms</text:p>
          </table:table-cell>
          <table:table-cell table:style-name="ce26" table:number-columns-repeated="3"/>
          <table:table-cell table:style-name="ce26" office:value-type="string" calcext:value-type="string">
            <text:p>Abbreviation</text:p>
          </table:table-cell>
          <table:table-cell table:style-name="ce26" office:value-type="string" calcext:value-type="string">
            <text:p>Defined</text:p>
          </table:table-cell>
          <table:table-cell table:style-name="ce26" office:value-type="string" calcext:value-type="string">
            <text:p>Lender &amp; Interest</text:p>
          </table:table-cell>
          <table:table-cell table:style-name="ce26" table:number-columns-repeated="18"/>
          <table:table-cell table:number-columns-repeated="996"/>
        </table:table-row>
        <table:table-row table:style-name="ro1">
          <table:table-cell table:style-name="ce84"/>
          <table:table-cell table:style-name="ce85" office:value-type="date" office:date-value="2009-02-01" calcext:value-type="date">
            <text:p>Feb 2009</text:p>
          </table:table-cell>
          <table:table-cell table:style-name="ce25" office:value-type="string" calcext:value-type="string">
            <text:p>Rocketship National</text:p>
          </table:table-cell>
          <table:table-cell table:style-name="ce86" office:value-type="string" calcext:value-type="string">
            <text:p>$2,300,000 ($2M to be forgiven if specified goals met)</text:p>
          </table:table-cell>
          <table:table-cell table:style-name="ce86" table:number-columns-repeated="3"/>
          <table:table-cell table:style-name="ce12" office:value-type="string" calcext:value-type="string">
            <text:p>RSN</text:p>
          </table:table-cell>
          <table:table-cell table:style-name="ce25" office:value-type="string" calcext:value-type="string">
            <text:p>Consolidated Financials 2012, </text:p>
            <text:p>Note 6, p.15</text:p>
          </table:table-cell>
          <table:table-cell table:style-name="ce25" office:value-type="string" calcext:value-type="string">
            <text:p>Charter School Growth Fund @ 4.0%</text:p>
          </table:table-cell>
          <table:table-cell table:style-name="ce25" table:number-columns-repeated="18"/>
          <table:table-cell table:number-columns-repeated="996"/>
        </table:table-row>
        <table:table-row table:style-name="ro1">
          <table:table-cell table:style-name="ce84"/>
          <table:table-cell table:style-name="ce7"/>
          <table:table-cell table:style-name="ce25"/>
          <table:table-cell table:style-name="ce87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25" office:value-type="string" calcext:value-type="string">
            <text:p>Consolidated Financials 2012, </text:p>
            <text:p>Note 6, p.15</text:p>
          </table:table-cell>
          <table:table-cell table:style-name="ce25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25" table:number-columns-repeated="18"/>
          <table:table-cell table:number-columns-repeated="996"/>
        </table:table-row>
        <table:table-row table:style-name="ro1">
          <table:table-cell table:style-name="ce84"/>
          <table:table-cell table:style-name="ce7"/>
          <table:table-cell table:style-name="ce25"/>
          <table:table-cell table:style-name="ce87" table:number-columns-spanned="4" table:number-rows-spanned="1"/>
          <table:covered-table-cell table:number-columns-repeated="3"/>
          <table:table-cell table:style-name="ce7"/>
          <table:table-cell table:style-name="ce25" office:value-type="string" calcext:value-type="string">
            <text:p>Consolidated Financials 2012, </text:p>
            <text:p>Note 6, p.15</text:p>
          </table:table-cell>
          <table:table-cell table:style-name="ce25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25" table:number-columns-repeated="18"/>
          <table:table-cell table:number-columns-repeated="996"/>
        </table:table-row>
        <table:table-row table:style-name="ro1">
          <table:table-cell table:style-name="ce84"/>
          <table:table-cell table:style-name="ce7"/>
          <table:table-cell table:style-name="ce25"/>
          <table:table-cell table:style-name="ce87" table:number-columns-spanned="4" table:number-rows-spanned="1"/>
          <table:covered-table-cell table:number-columns-repeated="3"/>
          <table:table-cell table:style-name="ce7"/>
          <table:table-cell table:style-name="ce25" office:value-type="string" calcext:value-type="string">
            <text:p>Consolidated Financials 2012, </text:p>
            <text:p>Note 6, p.15</text:p>
          </table:table-cell>
          <table:table-cell table:style-name="ce25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25" table:number-columns-repeated="18"/>
          <table:table-cell table:number-columns-repeated="996"/>
        </table:table-row>
        <table:table-row table:style-name="ro1">
          <table:table-cell table:style-name="ce84"/>
          <table:table-cell table:style-name="ce7"/>
          <table:table-cell table:style-name="ce25"/>
          <table:table-cell table:style-name="ce87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25" office:value-type="string" calcext:value-type="string">
            <text:p>Consolidated Financials 2012, </text:p>
            <text:p>Note 6, p.15</text:p>
          </table:table-cell>
          <table:table-cell table:style-name="ce25" office:value-type="string" calcext:value-type="string">
            <text:p><text:span text:style-name="T2">Jul 2009: Walton Fund @ 4.0% due 01 Oct 2015 if goals not met.</text:span></text:p>
            <text:p><text:span text:style-name="T7">$500K converted into grant; $500K note payable </text:span><text:span text:style-name="T22">($500K unaccounted for)</text:span></text:p>
          </table:table-cell>
          <table:table-cell table:style-name="ce25" table:number-columns-repeated="18"/>
          <table:table-cell table:number-columns-repeated="996"/>
        </table:table-row>
        <table:table-row table:style-name="ro1">
          <table:table-cell table:style-name="ce84"/>
          <table:table-cell table:style-name="ce7"/>
          <table:table-cell table:style-name="ce25"/>
          <table:table-cell table:style-name="ce87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25" office:value-type="string" calcext:value-type="string">
            <text:p>Consolidated Financials 2012, </text:p>
            <text:p>Note 6, p.16</text:p>
          </table:table-cell>
          <table:table-cell table:style-name="ce25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25" table:number-columns-repeated="18"/>
          <table:table-cell table:number-columns-repeated="996"/>
        </table:table-row>
        <table:table-row table:style-name="ro1">
          <table:table-cell table:style-name="ce84"/>
          <table:table-cell table:style-name="ce7"/>
          <table:table-cell table:style-name="ce25"/>
          <table:table-cell table:style-name="ce87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25" office:value-type="string" calcext:value-type="string">
            <text:p>Consolidated Financials 2012, </text:p>
            <text:p>Note 6, p.16</text:p>
          </table:table-cell>
          <table:table-cell table:style-name="ce25" office:value-type="string" calcext:value-type="string">
            <text:p><text:span text:style-name="T2">5 CDE loans @ 0.38% - 3.43.%</text:span></text:p>
            <text:p><text:span text:style-name="T2">Principal payments deducted from apportionmnet revenue</text:span></text:p>
            <text:p><text:span text:style-name="T27">(not interest?)</text:span></text:p>
          </table:table-cell>
          <table:table-cell table:style-name="ce25" table:number-columns-repeated="18"/>
          <table:table-cell table:number-columns-repeated="996"/>
        </table:table-row>
        <table:table-row table:style-name="ro1">
          <table:table-cell table:style-name="ce84"/>
          <table:table-cell table:style-name="ce7"/>
          <table:table-cell table:style-name="ce25" office:value-type="string" calcext:value-type="string">
            <text:p>Mateo Sheedy</text:p>
          </table:table-cell>
          <table:table-cell table:style-name="ce87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2" office:value-type="string" calcext:value-type="string">
            <text:p>LLC2</text:p>
          </table:table-cell>
          <table:table-cell table:style-name="ce25" office:value-type="string" calcext:value-type="string">
            <text:p>Consolidated Financials 2012, </text:p>
            <text:p>Note 6, p.16</text:p>
          </table:table-cell>
          <table:table-cell table:style-name="ce25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25" table:number-columns-repeated="18"/>
          <table:table-cell table:number-columns-repeated="996"/>
        </table:table-row>
        <table:table-row table:style-name="ro1">
          <table:table-cell table:style-name="ce84"/>
          <table:table-cell table:style-name="ce7"/>
          <table:table-cell table:style-name="ce25"/>
          <table:table-cell table:style-name="ce87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2"/>
          <table:table-cell table:style-name="ce25" office:value-type="string" calcext:value-type="string">
            <text:p>Consolidated Financials 2012, </text:p>
            <text:p>Note 6, p.16</text:p>
          </table:table-cell>
          <table:table-cell table:style-name="ce25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25" table:number-columns-repeated="18"/>
          <table:table-cell table:number-columns-repeated="996"/>
        </table:table-row>
        <table:table-row table:style-name="ro1">
          <table:table-cell table:style-name="ce84"/>
          <table:table-cell table:style-name="ce7"/>
          <table:table-cell table:style-name="ce25" office:value-type="string" calcext:value-type="string">
            <text:p>Sí Si Puede</text:p>
          </table:table-cell>
          <table:table-cell table:style-name="ce87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2" office:value-type="string" calcext:value-type="string">
            <text:p>LLC3</text:p>
          </table:table-cell>
          <table:table-cell table:style-name="ce25" office:value-type="string" calcext:value-type="string">
            <text:p>Consolidated Financials 2012, </text:p>
            <text:p>Note 6, p.17</text:p>
          </table:table-cell>
          <table:table-cell table:style-name="ce25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25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25" table:number-columns-repeated="25"/>
          <table:table-cell table:number-columns-repeated="996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ans" svg:font-family="'Alegreya Sans'"/>
    <style:font-face style:name="Arial" svg:font-family="Arial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0" loext:min-decimal-places="0" number:min-integer-digits="1" number:grouping="true"/>
    </number:number-style>
    <number:date-style style:name="N129"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_20_Summaries" style:display-name="PageStyle_Debt 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06" meta:object-count="0"/>
    <meta:generator>LibreOfficeDev/6.0.5.2$Linux_X86_64 LibreOffice_project/</meta:generator>
  </office:meta>
</office:document-meta>
</file>